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177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Numb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 POS Terminal Block – PCB Side</text:p>
          </table:table-cell>
          <table:table-cell office:value-type="float" office:value="1759046" calcext:value-type="float">
            <text:p>17590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 POS Terminal Block –Wire Side</text:p>
          </table:table-cell>
          <table:table-cell office:value-type="float" office:value="1757048" calcext:value-type="float">
            <text:p>17570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pper Driver</text:p>
          </table:table-cell>
          <table:table-cell office:value-type="string" calcext:value-type="string">
            <text:p>TB6600H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V Regulator</text:p>
          </table:table-cell>
          <table:table-cell office:value-type="string" calcext:value-type="string">
            <text:p>NCV7805BDTRK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 Type Transistor</text:p>
          </table:table-cell>
          <table:table-cell office:value-type="string" calcext:value-type="string">
            <text:p>MJD122G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K Resistors</text:p>
          </table:table-cell>
          <table:table-cell office:value-type="string" calcext:value-type="string">
            <text:p>CRCW201010K0FKE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1K Resistors</text:p>
          </table:table-cell>
          <table:table-cell office:value-type="string" calcext:value-type="string">
            <text:p>ERJ-12ZYJ513U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2 Ohm Resistors</text:p>
          </table:table-cell>
          <table:table-cell office:value-type="string" calcext:value-type="string">
            <text:p>LRC-LR2010LF-01-R200-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oton (No Headers)</text:p>
          </table:table-cell>
          <table:table-cell office:value-type="string" calcext:value-type="string">
            <text:p>PHNTRAYNO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rel Jack</text:p>
          </table:table-cell>
          <table:table-cell office:value-type="string" calcext:value-type="string">
            <text:p>PJ-202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 B</text:p>
          </table:table-cell>
          <table:table-cell office:value-type="float" office:value="61400416121" calcext:value-type="float">
            <text:p>614004161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mmer Pots</text:p>
          </table:table-cell>
          <table:table-cell office:value-type="string" calcext:value-type="string">
            <text:p>3313J-1-502E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VS Diode</text:p>
          </table:table-cell>
          <table:table-cell office:value-type="string" calcext:value-type="string">
            <text:p>P6SMB30AT3G</text:p>
          </table:table-cell>
          <table:table-cell table:style-name="ce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APT3216QBC/D</text:p>
          </table:table-cell>
          <table:table-cell table:style-name="ce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.1uF Ceramic Capacitor</text:p>
          </table:table-cell>
          <table:table-cell office:value-type="string" calcext:value-type="string">
            <text:p>C0603X104K5RACTU</text:p>
          </table:table-cell>
          <table:table-cell table:style-name="ce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uF Ceramic Capacitor</text:p>
          </table:table-cell>
          <table:table-cell office:value-type="string" calcext:value-type="string">
            <text:p>C1608X5R0J226M080AC</text:p>
          </table:table-cell>
          <table:table-cell table:style-name="ce3"/>
        </table:table-row>
        <table:table-row table:style-name="ro1" table:number-rows-repeated="2">
          <table:table-cell table:number-columns-repeated="3"/>
          <table:table-cell table:style-name="ce3"/>
        </table:table-row>
        <table:table-row table:style-name="ro1">
          <table:table-cell table:style-name="ce1" office:value-type="string" calcext:value-type="string">
            <text:p>Boad Dimensions</text:p>
          </table:table-cell>
          <table:table-cell office:value-type="string" calcext:value-type="string">
            <text:p>6X4.1 Inc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 PCB Cost</text:p>
          </table:table-cell>
          <table:table-cell table:style-name="ce2" office:value-type="currency" office:currency="USD" office:value="10.8" calcext:value-type="currency">
            <text:p>$10.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 BOM Cost</text:p>
          </table:table-cell>
          <table:table-cell table:style-name="ce2" office:value-type="currency" office:currency="USD" office:value="110.12" calcext:value-type="currency">
            <text:p>$110.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 Board Assembled</text:p>
          </table:table-cell>
          <table:table-cell table:style-name="ce2" table:formula="of:=[.B22] +[.B21]" office:value-type="currency" office:currency="USD" office:value="120.92" calcext:value-type="currency">
            <text:p>$120.9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7:06:03.504550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0:05:58.583448061</meta:creation-date>
    <meta:generator>LibreOffice/5.1.3.2$Linux_X86_64 LibreOffice_project/10m0$Build-2</meta:generator>
    <dc:date>2016-09-06T17:47:40.425823806</dc:date>
    <meta:editing-duration>PT4H54M43S</meta:editing-duration>
    <meta:editing-cycles>9</meta:editing-cycles>
    <meta:document-statistic meta:table-count="1" meta:cell-count="59" meta:object-count="0"/>
  </office:meta>
</office:document-meta>
</file>